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4d40" officeooo:paragraph-rsid="00174d40" style:font-size-asian="18pt" style:font-size-complex="18pt"/>
    </style:style>
    <style:style style:name="P2" style:family="paragraph" style:parent-style-name="Standard">
      <style:text-properties fo:font-size="18pt" officeooo:rsid="0017d640" officeooo:paragraph-rsid="0017d640" style:font-size-asian="18pt" style:font-size-complex="18pt"/>
    </style:style>
    <style:style style:name="P3" style:family="paragraph" style:parent-style-name="Standard" style:list-style-name="L1">
      <style:text-properties fo:font-size="18pt" officeooo:rsid="00174d40" officeooo:paragraph-rsid="00174d40" style:font-size-asian="18pt" style:font-size-complex="18pt"/>
    </style:style>
    <style:style style:name="P4" style:family="paragraph" style:parent-style-name="Standard" style:list-style-name="L2">
      <style:text-properties fo:font-size="18pt" officeooo:rsid="0017d640" officeooo:paragraph-rsid="001ee95b" style:font-size-asian="18pt" style:font-size-complex="18pt"/>
    </style:style>
    <style:style style:name="P5" style:family="paragraph" style:parent-style-name="Standard">
      <style:text-properties fo:font-size="18pt" officeooo:rsid="0017d640" officeooo:paragraph-rsid="0017d640" style:font-size-asian="18pt" style:font-size-complex="18pt"/>
    </style:style>
    <style:style style:name="P6" style:family="paragraph" style:parent-style-name="Standard">
      <style:text-properties fo:font-size="18pt" officeooo:rsid="00222ce3" officeooo:paragraph-rsid="00222ce3" style:font-size-asian="18pt" style:font-size-complex="18pt"/>
    </style:style>
    <style:style style:name="P7" style:family="paragraph" style:parent-style-name="Standard">
      <style:text-properties fo:font-size="18pt" officeooo:rsid="0022650b" officeooo:paragraph-rsid="0022650b" style:font-size-asian="18pt" style:font-size-complex="18pt"/>
    </style:style>
    <style:style style:name="P8" style:family="paragraph" style:parent-style-name="Standard">
      <style:text-properties fo:font-size="18pt" fo:font-weight="bold" officeooo:rsid="0022650b" officeooo:paragraph-rsid="0022650b" style:font-size-asian="18pt" style:font-weight-asian="bold" style:font-size-complex="18pt" style:font-weight-complex="bold"/>
    </style:style>
    <style:style style:name="T1" style:family="text">
      <style:text-properties officeooo:rsid="001b4cba"/>
    </style:style>
    <style:style style:name="T2" style:family="text">
      <style:text-properties officeooo:rsid="001df39c"/>
    </style:style>
    <style:style style:name="T3" style:family="text">
      <style:text-properties officeooo:rsid="001ee95b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officeooo:rsid="001ee95b" style:font-name-asian="Times New Roman1" style:font-name-complex="Times New Roman1"/>
    </style:style>
    <style:style style:name="T6" style:family="text">
      <style:text-properties style:font-name="Times New Roman1" officeooo:rsid="00221989" style:font-name-asian="Times New Roman1" style:font-name-complex="Times New Roman1"/>
    </style:style>
    <style:style style:name="T7" style:family="text">
      <style:text-properties style:font-name="Times New Roman1" officeooo:rsid="00209d4e" style:font-name-asian="Times New Roman1" style:font-name-complex="Times New Roman1"/>
    </style:style>
    <style:style style:name="T8" style:family="text">
      <style:text-properties style:font-name="Times New Roman1" officeooo:rsid="001df39c" style:font-name-asian="Times New Roman1" style:font-name-complex="Times New Roman1"/>
    </style:style>
    <style:style style:name="T9" style:family="text">
      <style:text-properties style:font-name="Times New Roman1" officeooo:rsid="0022650b" style:font-name-asian="Times New Roman1" style:font-name-complex="Times New Roman1"/>
    </style:style>
    <style:style style:name="T10" style:family="text">
      <style:text-properties style:font-name="Times New Roman1" officeooo:rsid="001ee95b"/>
    </style:style>
    <style:style style:name="T11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1" fo:font-weight="bold" officeooo:rsid="001ee95b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" officeooo:rsid="001ee95b"/>
    </style:style>
    <style:style style:name="T14" style:family="text">
      <style:text-properties style:font-name="Times New Roman" officeooo:rsid="001ee95b" style:font-name-asian="Times New Roman1" style:font-name-complex="Times New Roman1"/>
    </style:style>
    <style:style style:name="T15" style:family="text">
      <style:text-properties style:text-position="sub 58%" style:font-name="Times New Roman" officeooo:rsid="001ee95b"/>
    </style:style>
    <style:style style:name="T16" style:family="text">
      <style:text-properties style:text-position="sub 58%" style:font-name="Times New Roman" officeooo:rsid="001ee95b" style:font-name-asian="Times New Roman1" style:font-name-complex="Times New Roman1"/>
    </style:style>
    <style:style style:name="T17" style:family="text">
      <style:text-properties style:text-position="sub 58%" style:font-name="Times New Roman" officeooo:rsid="0023f24e" style:font-name-asian="Times New Roman1" style:font-name-complex="Times New Roman1"/>
    </style:style>
    <style:style style:name="T18" style:family="text">
      <style:text-properties style:text-position="sub 58%" style:font-name="Times New Roman1" officeooo:rsid="001ee95b" style:font-name-asian="Times New Roman1" style:font-name-complex="Times New Roman1"/>
    </style:style>
    <style:style style:name="T19" style:family="text">
      <style:text-properties style:text-position="sub 58%" style:font-name="Times New Roman1" officeooo:rsid="0023f24e" style:font-name-asian="Times New Roman1" style:font-name-complex="Times New Roman1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6"/><text:span text:style-name="T1">Date:</text:span></text:p>
      <text:p text:style-name="P1">Name 2:</text:p>
      <text:p text:style-name="P1"/>
      <text:p text:style-name="P7">Assume:</text:p>
      <text:list xml:id="list5240421553086737702" text:style-name="L1">
        <text:list-item>
          <text:p text:style-name="P3">Relation R<text:span text:style-name="T3">(a,b)</text:span> contains 10,000 tuples, and has 10 tuples per block</text:p>
        </text:list-item>
        <text:list-item>
          <text:p text:style-name="P3">Relation S<text:span text:style-name="T3">(a,c)</text:span> contains 2,000 tuples and has 10 tuples per block</text:p>
        </text:list-item>
        <text:list-item>
          <text:p text:style-name="P3">Both relations are stored as simple heap files</text:p>
        </text:list-item>
        <text:list-item>
          <text:p text:style-name="P3">Neither relation has any indexes built on them</text:p>
        </text:list-item>
      </text:list>
      <text:p text:style-name="P2"/>
      <text:p text:style-name="P6"><text:span text:style-name="T20">Part A:</text:span> </text:p>
      <text:p text:style-name="P6">Compute SELECT * FROM R NATURAL JOIN S;</text:p>
      <text:p text:style-name="P6"/>
      <text:p text:style-name="P2">Assume that the join is computed using a block oriented, simple nested loop. What is the minimum number of memory buffer blocks required <text:span text:style-name="T2">to do this join in exactly one pass?</text:span></text:p>
      <text:list xml:id="list6171562847309168600" text:style-name="L2">
        <text:list-item>
          <text:list>
            <text:list-header>
              <text:p text:style-name="P4"><text:span text:style-name="T5"/></text:p>
            </text:list-header>
          </text:list>
        </text:list-item>
      </text:list>
      <text:p text:style-name="P6"><text:span text:style-name="T12">P</text:span><text:span text:style-name="T11">art B:</text:span></text:p>
      <text:p text:style-name="P6"><text:span text:style-name="T8"/></text:p>
      <text:p text:style-name="P6"><text:span text:style-name="T8">How </text:span><text:span text:style-name="T9">many memory blocks</text:span><text:span text:style-name="T8"> do we need to calculate </text:span><text:span text:style-name="T5">Π</text:span><text:span text:style-name="T17">b</text:span><text:span text:style-name="T14">R </text:span><text:span text:style-name="T5">∩ Π</text:span><text:span text:style-name="T19">c</text:span><text:span text:style-name="T5">S in one pass?</text:span></text:p>
      <text:p text:style-name="P6"><text:span text:style-name="T5"/></text:p>
      <text:p text:style-name="P8"><text:span text:style-name="T5">P</text:span><text:span text:style-name="T4">art C:</text:span></text:p>
      <text:p text:style-name="P6"><text:span text:style-name="T5">How many block reads do we need to compute the following query in one pass. </text:span><text:span text:style-name="T9">Assume a naive evaluation plan (execute the intersection first, then the join)</text:span><text:span text:style-name="T5"><text:line-break/> SELECT </text:span><text:span text:style-name="T4">a</text:span><text:span text:style-name="T5"> FROM<text:line-break/> <text:s text:c="2"/>R JOIN <text:line-break/> <text:s text:c="5"/>(</text:span><text:span text:style-name="T7">SELECT </text:span><text:span text:style-name="T4">b</text:span><text:span text:style-name="T7"> FROM </text:span><text:span text:style-name="T5">R <text:line-break/> <text:s text:c="6"/>INTERSECT <text:line-break/> <text:s text:c="6"/></text:span><text:span text:style-name="T7">SELECT </text:span><text:span text:style-name="T4">c</text:span><text:span text:style-name="T7"> FROM</text:span><text:span text:style-name="T5"> S);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g </meta:initial-creator>
    <meta:creation-date>2014-03-28T09:48:04.681250209</meta:creation-date>
    <dc:date>2015-07-28T16:25:39.186478011</dc:date>
    <meta:editing-duration>P1DT46M4S</meta:editing-duration>
    <meta:editing-cycles>11</meta:editing-cycles>
    <meta:generator>LibreOffice/4.3.7.2$Linux_X86_64 LibreOffice_project/430m0$Build-2</meta:generator>
    <meta:document-statistic meta:table-count="0" meta:image-count="0" meta:object-count="0" meta:page-count="1" meta:paragraph-count="14" meta:word-count="149" meta:character-count="863" meta:non-whitespace-character-count="646"/>
  </office:meta>
</office:document-meta>
</file>